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bc2" officeooo:paragraph-rsid="00096bc2"/>
    </style:style>
    <style:style style:name="P2" style:family="paragraph" style:parent-style-name="Standard">
      <style:text-properties officeooo:rsid="0014f982" officeooo:paragraph-rsid="0014f982"/>
    </style:style>
    <style:style style:name="T1" style:family="text">
      <style:text-properties officeooo:rsid="0014f9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Tarea <text:span text:style-name="T1">6</text:span>.<text:tab/><text:tab/><text:tab/><text:tab/><text:tab/><text:tab/><text:tab/>Diego Aarón Moreno Galván</text:p>
      <text:p text:style-name="P1">Programación avanzada.</text:p>
      <text:p text:style-name="P1"/>
      <text:p text:style-name="P1"/>
      <text:p text:style-name="P1"/>
      <text:p text:style-name="P2">El archivo contiene el ejercicio 1: bigNumber.cpp y fibinary.cpp</text:p>
      <text:p text:style-name="P2">ejercicio 2: cadenaOcurrente.cpp,</text:p>
      <text:p text:style-name="P2">ejercicio 3: polinomioMulti.cpp,</text:p>
      <text:p text:style-name="P2">ejercicio 4: kaprekar.cpp.</text:p>
      <text:p text:style-name="P2"/>
      <text:p text:style-name="P2">Para el primer ejercicio se programaron los algoritmos correspondientes, guardandolos en un arreglo de enteros.</text:p>
      <text:p text:style-name="P2">Para el segundo ejercicio, se hizo las permutaciones posibles y en cada una de ellas, ver si existian cadenas con tres ‘x’ juntas, con una bastaba.</text:p>
      <text:p text:style-name="P2">Para el tercero, se dio cuenta que lo que buscamos es la operacion: C(n,i1)*C((n-i1),i2)*...*C((n-(i1+...+ik-1)),ik) = n!/(i1!i2!...ik!).</text:p>
      <text:p text:style-name="P2">Para el ultimo se vio el numero n^2 como un arreglo de enteros y se verifico si cumplia las cond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0:30:28.623385621</meta:creation-date>
    <dc:date>2019-11-06T02:06:31.092122864</dc:date>
    <meta:editing-duration>PT31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5" meta:character-count="727" meta:non-whitespace-character-count="626"/>
  </office:meta>
</office:document-meta>
</file>